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7431in"/>
    </style:style>
    <style:style style:name="Table1.B" style:family="table-column">
      <style:table-column-properties style:column-width="2.3569in"/>
    </style:style>
    <style:style style:name="Table1.C" style:family="table-column">
      <style:table-column-properties style:column-width="0.759in"/>
    </style:style>
    <style:style style:name="Table1.D" style:family="table-column">
      <style:table-column-properties style:column-width="1.83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2.3743in"/>
    </style:style>
    <style:style style:name="Table2.B" style:family="table-column">
      <style:table-column-properties style:column-width="4.3188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1.8056in"/>
    </style:style>
    <style:style style:name="Table3.B" style:family="table-column">
      <style:table-column-properties style:column-width="4.8875in"/>
    </style:style>
    <style:style style:name="Table3.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ject Plan: Predictive Analytics for Callisto User Engagement Optimization</text:h>
      <text:p text:style-name="Horizontal_20_Line"/>
      <text:h text:style-name="Heading_20_2" text:outline-level="2">1. <text:span text:style-name="Strong_20_Emphasis">Project Overview</text:span></text:h>
      <text:p text:style-name="Text_20_body"><text:span text:style-name="Strong_20_Emphasis">Project Name:</text:span><text:line-break/>Callisto Predictive Analytics — Identifying Tipping Points for Engagement and Matches</text:p>
      <text:p text:style-name="Text_20_body"><text:span text:style-name="Strong_20_Emphasis">Organization:</text:span><text:line-break/>Callisto (National Nonprofit Empowering Survivors of Sexual Violence)</text:p>
      <text:p text:style-name="Text_20_body"><text:span text:style-name="Strong_20_Emphasis">Project Description:</text:span><text:line-break/>This project leverages predictive regression models to analyze historical user engagement data—such as campus ambassador activity and social media posts—to identify key tipping points that lead to successful matches on Callisto’s platform. The analysis will determine the optimal engagement levels required at individual schools, clusters, and state levels to maximize matches.</text:p>
      <text:p text:style-name="Horizontal_20_Line"/>
      <text:h text:style-name="Heading_20_2" text:outline-level="2">2. <text:span text:style-name="Strong_20_Emphasis">Objectives</text:span></text:h>
      <text:list text:style-name="L1">
        <text:list-item>
          <text:p text:style-name="P1">Use predictive modeling and statistical analysis to identify tipping points in engagement metrics.</text:p>
        </text:list-item>
        <text:list-item>
          <text:p text:style-name="P1">Analyze patterns of user and ambassador activities correlated with successful matches.</text:p>
        </text:list-item>
        <text:list-item>
          <text:p text:style-name="P1">Provide actionable insights and recommendations to optimize Callisto’s engagement strategies.</text:p>
        </text:list-item>
        <text:list-item>
          <text:p text:style-name="P1">Create comprehensive visualizations to communicate findings.</text:p>
        </text:list-item>
        <text:list-item>
          <text:p text:style-name="P1">Deliver a final report and presentation to Callisto stakeholders.</text:p>
        </text:list-item>
      </text:list>
      <text:p text:style-name="Horizontal_20_Line"/>
      <text:h text:style-name="Heading_20_2" text:outline-level="2">3. <text:span text:style-name="Strong_20_Emphasis">Scope</text:span></text:h>
      <text:list text:style-name="L2">
        <text:list-item>
          <text:p text:style-name="P2">Data sources: Historical user engagement logs, campus ambassador activities, social media metrics.</text:p>
        </text:list-item>
        <text:list-item>
          <text:p text:style-name="P2">Levels of analysis: Individual school, clusters of schools, state level.</text:p>
        </text:list-item>
        <text:list-item>
          <text:p text:style-name="P2">Outcome: Identification of engagement thresholds (tipping points) that increase likelihood of matches.</text:p>
        </text:list-item>
        <text:list-item>
          <text:p text:style-name="P2">Deliverables: Report, presentation, data visualizations.</text:p>
        </text:list-item>
      </text:list>
      <text:p text:style-name="Horizontal_20_Line"/>
      <text:h text:style-name="Heading_20_2" text:outline-level="2"><text:soft-page-break/>4. <text:span text:style-name="Strong_20_Emphasis">Skills &amp; Tools Required</text:span></text:h>
      <text:list text:style-name="L3">
        <text:list-item>
          <text:p text:style-name="P3">Data Analysis (Python/R, SQL)</text:p>
        </text:list-item>
        <text:list-item>
          <text:p text:style-name="P3">Predictive Modeling (Regression techniques)</text:p>
        </text:list-item>
        <text:list-item>
          <text:p text:style-name="P3">Statistics (correlation, hypothesis testing)</text:p>
        </text:list-item>
        <text:list-item>
          <text:p text:style-name="P3">Data Visualization (Matplotlib, Seaborn, Tableau, Power BI)</text:p>
        </text:list-item>
        <text:list-item>
          <text:p text:style-name="P3">Strategic decision-making insights</text:p>
        </text:list-item>
        <text:list-item>
          <text:p text:style-name="P3">Communication &amp; Presentation</text:p>
        </text:list-item>
      </text:list>
      <text:p text:style-name="Horizontal_20_Line"/>
      <text:h text:style-name="Heading_20_2" text:outline-level="2">5. <text:span text:style-name="Strong_20_Emphasis">Project Deliverables</text:span></text:h>
      <text:list text:style-name="L4">
        <text:list-item>
          <text:p text:style-name="P4"><text:span text:style-name="Strong_20_Emphasis">Comprehensive Report:</text:span><text:line-break/>Detailed analysis, methodology, identified tipping points, and strategic recommendations.</text:p>
        </text:list-item>
        <text:list-item>
          <text:p text:style-name="P4"><text:span text:style-name="Strong_20_Emphasis">Presentation:</text:span><text:line-break/>Summary of key insights and actionable recommendations for stakeholders.</text:p>
        </text:list-item>
        <text:list-item>
          <text:p text:style-name="P4"><text:span text:style-name="Strong_20_Emphasis">Visualizations:</text:span><text:line-break/>Graphs and charts illustrating relationships between engagement and matches.</text:p>
        </text:list-item>
        <text:list-item>
          <text:p text:style-name="P4"><text:span text:style-name="Strong_20_Emphasis">Code &amp; Data Artifacts:</text:span><text:line-break/>Scripts and models used for analysis for reproducibility.</text:p>
        </text:list-item>
      </text:list>
      <text:p text:style-name="Horizontal_20_Line"/>
      <text:h text:style-name="Heading_20_2" text:outline-level="2">6. <text:span text:style-name="Strong_20_Emphasis">Project Timeline &amp; Milestones</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hase</text:p>
            </table:table-cell>
            <table:table-cell table:style-name="Table1.A1" office:value-type="string">
              <text:p text:style-name="Table_20_Heading">Tasks</text:p>
            </table:table-cell>
            <table:table-cell table:style-name="Table1.A1" office:value-type="string">
              <text:p text:style-name="Table_20_Heading">Duration</text:p>
            </table:table-cell>
            <table:table-cell table:style-name="Table1.A1" office:value-type="string">
              <text:p text:style-name="Table_20_Heading">Milestone</text:p>
            </table:table-cell>
          </table:table-row>
        </table:table-header-rows>
        <table:table-row>
          <table:table-cell table:style-name="Table1.A1" office:value-type="string">
            <text:p text:style-name="Table_20_Contents">1. Project Initiation</text:p>
          </table:table-cell>
          <table:table-cell table:style-name="Table1.A1" office:value-type="string">
            <text:p text:style-name="Table_20_Contents">Kickoff meeting, scope finalization, team roles</text:p>
          </table:table-cell>
          <table:table-cell table:style-name="Table1.A1" office:value-type="string">
            <text:p text:style-name="Table_20_Contents">1 week</text:p>
          </table:table-cell>
          <table:table-cell table:style-name="Table1.A1" office:value-type="string">
            <text:p text:style-name="Table_20_Contents">Project plan approved</text:p>
          </table:table-cell>
        </table:table-row>
        <table:table-row>
          <table:table-cell table:style-name="Table1.A1" office:value-type="string">
            <text:p text:style-name="Table_20_Contents">2. Data Collection &amp; Cleaning</text:p>
          </table:table-cell>
          <table:table-cell table:style-name="Table1.A1" office:value-type="string">
            <text:p text:style-name="Table_20_Contents">Gather data, clean and preprocess</text:p>
          </table:table-cell>
          <table:table-cell table:style-name="Table1.A1" office:value-type="string">
            <text:p text:style-name="Table_20_Contents">2 weeks</text:p>
          </table:table-cell>
          <table:table-cell table:style-name="Table1.A1" office:value-type="string">
            <text:p text:style-name="Table_20_Contents">Clean dataset ready</text:p>
          </table:table-cell>
        </table:table-row>
        <table:table-row>
          <table:table-cell table:style-name="Table1.A1" office:value-type="string">
            <text:p text:style-name="Table_20_Contents">3. Exploratory Data Analysis (EDA)</text:p>
          </table:table-cell>
          <table:table-cell table:style-name="Table1.A1" office:value-type="string">
            <text:p text:style-name="Table_20_Contents">Understand patterns, summary statistics, initial visuals</text:p>
          </table:table-cell>
          <table:table-cell table:style-name="Table1.A1" office:value-type="string">
            <text:p text:style-name="Table_20_Contents">2 weeks</text:p>
          </table:table-cell>
          <table:table-cell table:style-name="Table1.A1" office:value-type="string">
            <text:p text:style-name="Table_20_Contents">EDA report and insights</text:p>
          </table:table-cell>
        </table:table-row>
        <table:table-row>
          <table:table-cell table:style-name="Table1.A1" office:value-type="string">
            <text:p text:style-name="Table_20_Contents">4. Predictive Modeling</text:p>
          </table:table-cell>
          <table:table-cell table:style-name="Table1.A1" office:value-type="string">
            <text:p text:style-name="Table_20_Contents">Build regression models to identify tipping points</text:p>
          </table:table-cell>
          <table:table-cell table:style-name="Table1.A1" office:value-type="string">
            <text:p text:style-name="Table_20_Contents">3 weeks</text:p>
          </table:table-cell>
          <table:table-cell table:style-name="Table1.A1" office:value-type="string">
            <text:p text:style-name="Table_20_Contents">Model evaluation and selection</text:p>
          </table:table-cell>
        </table:table-row>
        <table:table-row>
          <table:table-cell table:style-name="Table1.A1" office:value-type="string">
            <text:p text:style-name="Table_20_Contents">5. Interpretation &amp; Insights</text:p>
          </table:table-cell>
          <table:table-cell table:style-name="Table1.A1" office:value-type="string">
            <text:p text:style-name="Table_20_Contents">Analyze model results, determine tipping points</text:p>
          </table:table-cell>
          <table:table-cell table:style-name="Table1.A1" office:value-type="string">
            <text:p text:style-name="Table_20_Contents">1 week</text:p>
          </table:table-cell>
          <table:table-cell table:style-name="Table1.A1" office:value-type="string">
            <text:p text:style-name="Table_20_Contents">Identified tipping points documented</text:p>
          </table:table-cell>
        </table:table-row>
        <table:table-row>
          <table:table-cell table:style-name="Table1.A1" office:value-type="string">
            <text:p text:style-name="Table_20_Contents">6. Visualization &amp; Reporting</text:p>
          </table:table-cell>
          <table:table-cell table:style-name="Table1.A1" office:value-type="string">
            <text:p text:style-name="Table_20_Contents">Prepare visualizations, write final report, presentation</text:p>
          </table:table-cell>
          <table:table-cell table:style-name="Table1.A1" office:value-type="string">
            <text:p text:style-name="Table_20_Contents">2 weeks</text:p>
          </table:table-cell>
          <table:table-cell table:style-name="Table1.A1" office:value-type="string">
            <text:p text:style-name="Table_20_Contents">Deliverables finalized</text:p>
          </table:table-cell>
        </table:table-row>
        <table:table-row>
          <table:table-cell table:style-name="Table1.A1" office:value-type="string">
            <text:p text:style-name="Table_20_Contents">7. Review &amp; Feedback</text:p>
          </table:table-cell>
          <table:table-cell table:style-name="Table1.A1" office:value-type="string">
            <text:p text:style-name="Table_20_Contents">Regular mentor meetings and feedback sessions</text:p>
          </table:table-cell>
          <table:table-cell table:style-name="Table1.A1" office:value-type="string">
            <text:p text:style-name="Table_20_Contents">Ongoing</text:p>
          </table:table-cell>
          <table:table-cell table:style-name="Table1.A1" office:value-type="string">
            <text:p text:style-name="Table_20_Contents">Iterative improvements</text:p>
          </table:table-cell>
        </table:table-row>
        <table:table-row>
          <table:table-cell table:style-name="Table1.A1" office:value-type="string">
            <text:p text:style-name="Table_20_Contents">8. Final Presentation</text:p>
          </table:table-cell>
          <table:table-cell table:style-name="Table1.A1" office:value-type="string">
            <text:p text:style-name="Table_20_Contents">Present findings to Callisto stakeholders</text:p>
          </table:table-cell>
          <table:table-cell table:style-name="Table1.A1" office:value-type="string">
            <text:p text:style-name="Table_20_Contents">1 week</text:p>
          </table:table-cell>
          <table:table-cell table:style-name="Table1.A1" office:value-type="string">
            <text:p text:style-name="Table_20_Contents">Project closure</text:p>
          </table:table-cell>
        </table:table-row>
      </table:table>
      <text:p text:style-name="Horizontal_20_Line"/>
      <text:h text:style-name="Heading_20_2" text:outline-level="2"><text:soft-page-break/>7. <text:span text:style-name="Strong_20_Emphasis">Project Team &amp; Mentorship</text:span></text:h>
      <text:list text:style-name="L5">
        <text:list-item>
          <text:p text:style-name="P5"><text:span text:style-name="Strong_20_Emphasis">Team Members:</text:span> Data Analysts, Data Scientists, Visualization Experts</text:p>
        </text:list-item>
        <text:list-item>
          <text:p text:style-name="P5"><text:span text:style-name="Strong_20_Emphasis">Mentorship:</text:span><text:line-break/>Regular scheduled check-ins with project mentors to review progress, discuss challenges, and receive feedback.</text:p>
        </text:list-item>
      </text:list>
      <text:p text:style-name="Horizontal_20_Line"/>
      <text:h text:style-name="Heading_20_2" text:outline-level="2">8. <text:span text:style-name="Strong_20_Emphasis">Methodology</text:span></text:h>
      <text:list text:style-name="L6">
        <text:list-item>
          <text:p text:style-name="P6"><text:span text:style-name="Strong_20_Emphasis">Data Preparation:</text:span></text:p>
          <text:list>
            <text:list-item>
              <text:p text:style-name="P6">Collect and aggregate engagement data from Callisto platform.</text:p>
            </text:list-item>
            <text:list-item>
              <text:p text:style-name="P6">Clean data: handle missing values, outliers, format inconsistencies.</text:p>
            </text:list-item>
          </text:list>
        </text:list-item>
        <text:list-item>
          <text:p text:style-name="P6"><text:span text:style-name="Strong_20_Emphasis">Exploratory Data Analysis:</text:span></text:p>
          <text:list>
            <text:list-item>
              <text:p text:style-name="P6">Identify trends and correlations between engagement activities and matches.</text:p>
            </text:list-item>
          </text:list>
        </text:list-item>
        <text:list-item>
          <text:p text:style-name="P6"><text:span text:style-name="Strong_20_Emphasis">Model Development:</text:span></text:p>
          <text:list>
            <text:list-item>
              <text:p text:style-name="P6">Use regression techniques (e.g., linear regression, logistic regression, or more advanced models if needed) to find tipping points.</text:p>
            </text:list-item>
            <text:list-item>
              <text:p text:style-name="P6">Validate models using cross-validation and performance metrics.</text:p>
            </text:list-item>
          </text:list>
        </text:list-item>
        <text:list-item>
          <text:p text:style-name="P6"><text:span text:style-name="Strong_20_Emphasis">Interpretation:</text:span></text:p>
          <text:list>
            <text:list-item>
              <text:p text:style-name="P6">Identify specific engagement thresholds where the probability of matches increases significantly.</text:p>
            </text:list-item>
          </text:list>
        </text:list-item>
        <text:list-item>
          <text:p text:style-name="P6"><text:span text:style-name="Strong_20_Emphasis">Visualization:</text:span></text:p>
          <text:list>
            <text:list-item>
              <text:p text:style-name="P6">Create intuitive visualizations to demonstrate tipping points and engagement trends.</text:p>
            </text:list-item>
          </text:list>
        </text:list-item>
        <text:list-item>
          <text:p text:style-name="P6"><text:span text:style-name="Strong_20_Emphasis">Reporting:</text:span></text:p>
          <text:list>
            <text:list-item>
              <text:p text:style-name="P6">Compile all findings into a comprehensive report with clear recommendations.</text:p>
            </text:list-item>
          </text:list>
        </text:list-item>
      </text:list>
      <text:p text:style-name="Horizontal_20_Line"/>
      <text:h text:style-name="Heading_20_2" text:outline-level="2">9. <text:span text:style-name="Strong_20_Emphasis">Risks and Mitigation</text:span></text:h>
      <table:table table:name="Table2" table:style-name="Table2">
        <table:table-column table:style-name="Table2.A"/>
        <table:table-column table:style-name="Table2.B"/>
        <table:table-header-rows>
          <table:table-row>
            <table:table-cell table:style-name="Table2.A1" office:value-type="string">
              <text:p text:style-name="Table_20_Heading">Risk</text:p>
            </table:table-cell>
            <table:table-cell table:style-name="Table2.A1" office:value-type="string">
              <text:p text:style-name="Table_20_Heading">Mitigation Strategy</text:p>
            </table:table-cell>
          </table:table-row>
        </table:table-header-rows>
        <table:table-row>
          <table:table-cell table:style-name="Table2.A1" office:value-type="string">
            <text:p text:style-name="Table_20_Contents">Incomplete or noisy data</text:p>
          </table:table-cell>
          <table:table-cell table:style-name="Table2.A1" office:value-type="string">
            <text:p text:style-name="Table_20_Contents">Work closely with Callisto to improve data quality; use data cleaning techniques</text:p>
          </table:table-cell>
        </table:table-row>
        <table:table-row>
          <table:table-cell table:style-name="Table2.A1" office:value-type="string">
            <text:p text:style-name="Table_20_Contents">Model overfitting or underfitting</text:p>
          </table:table-cell>
          <table:table-cell table:style-name="Table2.A1" office:value-type="string">
            <text:p text:style-name="Table_20_Contents">Use cross-validation and regularization techniques</text:p>
          </table:table-cell>
        </table:table-row>
        <table:table-row>
          <table:table-cell table:style-name="Table2.A1" office:value-type="string">
            <text:p text:style-name="Table_20_Contents">Communication gaps with stakeholders</text:p>
          </table:table-cell>
          <table:table-cell table:style-name="Table2.A1" office:value-type="string">
            <text:p text:style-name="Table_20_Contents">Maintain regular check-ins and clear documentation</text:p>
          </table:table-cell>
        </table:table-row>
        <table:table-row>
          <table:table-cell table:style-name="Table2.A1" office:value-type="string">
            <text:p text:style-name="Table_20_Contents">Timeline delays</text:p>
          </table:table-cell>
          <table:table-cell table:style-name="Table2.A1" office:value-type="string">
            <text:p text:style-name="Table_20_Contents">Plan buffer time for unexpected issues</text:p>
          </table:table-cell>
        </table:table-row>
      </table:table>
      <text:p text:style-name="Horizontal_20_Line"/>
      <text:h text:style-name="Heading_20_2" text:outline-level="2"><text:soft-page-break/>10. <text:span text:style-name="Strong_20_Emphasis">Communication Plan</text:span></text:h>
      <text:list text:style-name="L7">
        <text:list-item>
          <text:p text:style-name="P7">Weekly status updates to mentor and stakeholders.</text:p>
        </text:list-item>
        <text:list-item>
          <text:p text:style-name="P7">Scheduled video calls for progress review and problem-solving.</text:p>
        </text:list-item>
        <text:list-item>
          <text:p text:style-name="P7">Documentation of all project artifacts in shared repository (e.g., GitHub, Google Drive).</text:p>
        </text:list-item>
      </text:list>
      <text:p text:style-name="Horizontal_20_Line"/>
      <text:h text:style-name="Heading_20_2" text:outline-level="2">11. <text:span text:style-name="Strong_20_Emphasis">Conclusion</text:span></text:h>
      <text:p text:style-name="Text_20_body">This project will provide Callisto with actionable, data-driven insights into engagement patterns that enhance the likelihood of successful matches on their platform. The findings will support strategic decisions at multiple engagement levels, empowering Callisto to better serve survivors through their technology platform.</text:p>
      <text:p text:style-name="Standard"/>
      <text:p text:style-name="Standard"/>
      <text:p text:style-name="Standard"/>
      <text:h text:style-name="Heading_20_1" text:outline-level="1">Comprehensive Report Template</text:h>
      <text:p text:style-name="Text_20_body"><text:span text:style-name="Strong_20_Emphasis">Predictive Analytics for Callisto User Engagement Optimization</text:span></text:p>
      <text:p text:style-name="Horizontal_20_Line"/>
      <text:h text:style-name="Heading_20_3" text:outline-level="3">1. Executive Summary</text:h>
      <text:list text:style-name="L8">
        <text:list-item>
          <text:p text:style-name="P8">Brief overview of the project purpose, scope, and key findings.</text:p>
        </text:list-item>
        <text:list-item>
          <text:p text:style-name="P8">Summary of tipping points discovered and recommendations.</text:p>
        </text:list-item>
      </text:list>
      <text:p text:style-name="Horizontal_20_Line"/>
      <text:h text:style-name="Heading_20_3" text:outline-level="3">2. Introduction</text:h>
      <text:list text:style-name="L9">
        <text:list-item>
          <text:p text:style-name="P9">Background on Callisto and the importance of user engagement for platform success.</text:p>
        </text:list-item>
        <text:list-item>
          <text:p text:style-name="P9">Project goals and objectives.</text:p>
        </text:list-item>
      </text:list>
      <text:p text:style-name="Horizontal_20_Line"/>
      <text:h text:style-name="Heading_20_3" text:outline-level="3">3. Data Description</text:h>
      <text:list text:style-name="L10">
        <text:list-item>
          <text:p text:style-name="P10">Sources of data (e.g., user activity logs, campus ambassador records, social media posts).</text:p>
        </text:list-item>
        <text:list-item>
          <text:p text:style-name="P10">Data collection period and volume.</text:p>
        </text:list-item>
        <text:list-item>
          <text:p text:style-name="P10">Data cleaning and preprocessing steps.</text:p>
        </text:list-item>
      </text:list>
      <text:p text:style-name="Horizontal_20_Line"/>
      <text:h text:style-name="Heading_20_3" text:outline-level="3"><text:soft-page-break/>4. Exploratory Data Analysis (EDA)</text:h>
      <text:list text:style-name="L11">
        <text:list-item>
          <text:p text:style-name="P11">Summary statistics of key variables.</text:p>
        </text:list-item>
        <text:list-item>
          <text:p text:style-name="P11">Visualizations showing engagement trends over time or by location.</text:p>
        </text:list-item>
        <text:list-item>
          <text:p text:style-name="P11">Initial observations of correlations between engagement and matches.</text:p>
        </text:list-item>
      </text:list>
      <text:p text:style-name="Horizontal_20_Line"/>
      <text:h text:style-name="Heading_20_3" text:outline-level="3">5. Predictive Modeling</text:h>
      <text:list text:style-name="L12">
        <text:list-item>
          <text:p text:style-name="P12">Description of modeling approach (e.g., regression type).</text:p>
        </text:list-item>
        <text:list-item>
          <text:p text:style-name="P12">Model features used and rationale.</text:p>
        </text:list-item>
        <text:list-item>
          <text:p text:style-name="P12">Model training process and validation techniques.</text:p>
        </text:list-item>
        <text:list-item>
          <text:p text:style-name="P12">Performance metrics (e.g., R², RMSE, AUC if applicable).</text:p>
        </text:list-item>
      </text:list>
      <text:p text:style-name="Horizontal_20_Line"/>
      <text:h text:style-name="Heading_20_3" text:outline-level="3">6. Identification of Tipping Points</text:h>
      <text:list text:style-name="L13">
        <text:list-item>
          <text:p text:style-name="P13">Explanation of how tipping points were defined and identified from the model.</text:p>
        </text:list-item>
        <text:list-item>
          <text:p text:style-name="P13">Presentation of tipping points at different scales (school, cluster, state).</text:p>
        </text:list-item>
        <text:list-item>
          <text:p text:style-name="P13">Visualizations illustrating tipping points.</text:p>
        </text:list-item>
      </text:list>
      <text:p text:style-name="Horizontal_20_Line"/>
      <text:h text:style-name="Heading_20_3" text:outline-level="3">7. Strategic Recommendations</text:h>
      <text:list text:style-name="L14">
        <text:list-item>
          <text:p text:style-name="P14">Actionable insights on optimal engagement levels.</text:p>
        </text:list-item>
        <text:list-item>
          <text:p text:style-name="P14">Suggested strategies for campus ambassadors and social media outreach.</text:p>
        </text:list-item>
        <text:list-item>
          <text:p text:style-name="P14">Potential impact on increasing successful matches.</text:p>
        </text:list-item>
      </text:list>
      <text:p text:style-name="Horizontal_20_Line"/>
      <text:h text:style-name="Heading_20_3" text:outline-level="3">8. Limitations</text:h>
      <text:list text:style-name="L15">
        <text:list-item>
          <text:p text:style-name="P15">Data or methodological constraints.</text:p>
        </text:list-item>
        <text:list-item>
          <text:p text:style-name="P15">Assumptions made during analysis.</text:p>
        </text:list-item>
      </text:list>
      <text:p text:style-name="Horizontal_20_Line"/>
      <text:h text:style-name="Heading_20_3" text:outline-level="3">9. Conclusion</text:h>
      <text:list text:style-name="L16">
        <text:list-item>
          <text:p text:style-name="P16">Recap of key findings and benefits to Callisto.</text:p>
        </text:list-item>
        <text:list-item>
          <text:p text:style-name="P16">Next steps or potential further analysis.</text:p>
        </text:list-item>
      </text:list>
      <text:p text:style-name="Horizontal_20_Line"/>
      <text:h text:style-name="Heading_20_3" text:outline-level="3">10. Appendices</text:h>
      <text:list text:style-name="L17">
        <text:list-item>
          <text:p text:style-name="P17">Code snippets or model details.</text:p>
        </text:list-item>
        <text:list-item>
          <text:p text:style-name="P17"><text:soft-page-break/>Additional charts or tables.</text:p>
        </text:list-item>
        <text:list-item>
          <text:p text:style-name="P17">Glossary of terms if needed.</text:p>
        </text:list-item>
      </text:list>
      <text:p text:style-name="Standard"/>
      <text:p text:style-name="Standard"/>
      <text:p text:style-name="Standard"/>
      <text:h text:style-name="Heading_20_1" text:outline-level="1">Presentation Slide Deck Outline</text:h>
      <text:p text:style-name="Horizontal_20_Line"/>
      <text:h text:style-name="Heading_20_3" text:outline-level="3">Slide 1: Title Slide</text:h>
      <text:list text:style-name="L18">
        <text:list-item>
          <text:p text:style-name="P18">Project Title</text:p>
        </text:list-item>
        <text:list-item>
          <text:p text:style-name="P18">Team Members</text:p>
        </text:list-item>
        <text:list-item>
          <text:p text:style-name="P18">Date</text:p>
        </text:list-item>
      </text:list>
      <text:p text:style-name="Horizontal_20_Line"/>
      <text:h text:style-name="Heading_20_3" text:outline-level="3">Slide 2: Project Overview</text:h>
      <text:list text:style-name="L19">
        <text:list-item>
          <text:p text:style-name="P19">What is Callisto?</text:p>
        </text:list-item>
        <text:list-item>
          <text:p text:style-name="P19">Project goals</text:p>
        </text:list-item>
      </text:list>
      <text:p text:style-name="Horizontal_20_Line"/>
      <text:h text:style-name="Heading_20_3" text:outline-level="3">Slide 3: Data Sources &amp; Scope</text:h>
      <text:list text:style-name="L20">
        <text:list-item>
          <text:p text:style-name="P20">Types of data used</text:p>
        </text:list-item>
        <text:list-item>
          <text:p text:style-name="P20">Scale of analysis</text:p>
        </text:list-item>
      </text:list>
      <text:p text:style-name="Horizontal_20_Line"/>
      <text:h text:style-name="Heading_20_3" text:outline-level="3">Slide 4: Exploratory Data Analysis Highlights</text:h>
      <text:list text:style-name="L21">
        <text:list-item>
          <text:p text:style-name="P21">Key trends &amp; patterns</text:p>
        </text:list-item>
        <text:list-item>
          <text:p text:style-name="P21">Visual examples</text:p>
        </text:list-item>
      </text:list>
      <text:p text:style-name="Horizontal_20_Line"/>
      <text:h text:style-name="Heading_20_3" text:outline-level="3">Slide 5: Modeling Approach</text:h>
      <text:list text:style-name="L22">
        <text:list-item>
          <text:p text:style-name="P22">Predictive regression overview</text:p>
        </text:list-item>
        <text:list-item>
          <text:p text:style-name="P22">Features used</text:p>
        </text:list-item>
      </text:list>
      <text:p text:style-name="Horizontal_20_Line"/>
      <text:h text:style-name="Heading_20_3" text:outline-level="3">Slide 6: Tipping Points Identified</text:h>
      <text:list text:style-name="L23">
        <text:list-item>
          <text:p text:style-name="P23">What are tipping points?</text:p>
        </text:list-item>
        <text:list-item>
          <text:p text:style-name="P23">Key tipping points at different levels (visualized)</text:p>
        </text:list-item>
      </text:list>
      <text:p text:style-name="Horizontal_20_Line"><text:soft-page-break/></text:p>
      <text:h text:style-name="Heading_20_3" text:outline-level="3">Slide 7: Recommendations</text:h>
      <text:list text:style-name="L24">
        <text:list-item>
          <text:p text:style-name="P24">Engagement strategies</text:p>
        </text:list-item>
        <text:list-item>
          <text:p text:style-name="P24">Expected impact</text:p>
        </text:list-item>
      </text:list>
      <text:p text:style-name="Horizontal_20_Line"/>
      <text:h text:style-name="Heading_20_3" text:outline-level="3">Slide 8: Limitations &amp; Next Steps</text:h>
      <text:list text:style-name="L25">
        <text:list-item>
          <text:p text:style-name="P25">Constraints</text:p>
        </text:list-item>
        <text:list-item>
          <text:p text:style-name="P25">Future work</text:p>
        </text:list-item>
      </text:list>
      <text:p text:style-name="Horizontal_20_Line"/>
      <text:h text:style-name="Heading_20_3" text:outline-level="3">Slide 9: Q&amp;A</text:h>
      <text:list text:style-name="L26">
        <text:list-item>
          <text:p text:style-name="P26">Invite questions</text:p>
        </text:list-item>
      </text:list>
      <text:p text:style-name="Standard"/>
      <text:p text:style-name="Standard"/>
      <text:p text:style-name="Standard"/>
      <text:h text:style-name="Heading_20_1" text:outline-level="1">Where to Start</text:h>
      <text:h text:style-name="Heading_20_3" text:outline-level="3">1. <text:span text:style-name="Strong_20_Emphasis">Initial Contact and Alignment</text:span></text:h>
      <text:list text:style-name="L27">
        <text:list-item>
          <text:p text:style-name="P27">Reach out to your contact or mentor at Callisto.</text:p>
        </text:list-item>
        <text:list-item>
          <text:p text:style-name="P27">Clarify project goals and expectations.</text:p>
        </text:list-item>
        <text:list-item>
          <text:p text:style-name="P27">Confirm timelines, communication channels, and meeting schedules.</text:p>
        </text:list-item>
      </text:list>
      <text:h text:style-name="Heading_20_3" text:outline-level="3">2. <text:span text:style-name="Strong_20_Emphasis">Understand the Platform and Business Context</text:span></text:h>
      <text:list text:style-name="L28">
        <text:list-item>
          <text:p text:style-name="P28">Learn how Callisto’s platform works, especially how users engage and how matches are defined.</text:p>
        </text:list-item>
        <text:list-item>
          <text:p text:style-name="P28">Understand what “matches” mean in their context (e.g., users connecting, reports matching, etc.).</text:p>
        </text:list-item>
        <text:list-item>
          <text:p text:style-name="P28">Ask about campus ambassador roles and their activities.</text:p>
        </text:list-item>
      </text:list>
      <text:h text:style-name="Heading_20_3" text:outline-level="3">3. <text:span text:style-name="Strong_20_Emphasis">Gather Available Documentation</text:span></text:h>
      <text:list text:style-name="L29">
        <text:list-item>
          <text:p text:style-name="P29">Request any existing reports, data dictionaries, or documentation about user engagement data, ambassador data, and social media tracking.</text:p>
        </text:list-item>
      </text:list>
      <text:h text:style-name="Heading_20_3" text:outline-level="3">4. <text:span text:style-name="Strong_20_Emphasis">Request Access to Data</text:span></text:h>
      <text:list text:style-name="L30">
        <text:list-item>
          <text:p text:style-name="P30">Identify data sources related to the project scope.</text:p>
        </text:list-item>
        <text:list-item>
          <text:p text:style-name="P30"><text:soft-page-break/>Ensure you have proper permissions and understand any privacy or security constraints (especially because this is sensitive data).</text:p>
        </text:list-item>
      </text:list>
      <text:p text:style-name="Horizontal_20_Line"/>
      <text:h text:style-name="Heading_20_1" text:outline-level="1">What Information to Get from Callisto</text:h>
      <text:h text:style-name="Heading_20_3" text:outline-level="3">1. <text:span text:style-name="Strong_20_Emphasis">Data Details</text:span></text:h>
      <table:table table:name="Table3" table:style-name="Table3">
        <table:table-column table:style-name="Table3.A"/>
        <table:table-column table:style-name="Table3.B"/>
        <table:table-header-rows>
          <table:table-row>
            <table:table-cell table:style-name="Table3.A1" office:value-type="string">
              <text:p text:style-name="Table_20_Heading">Data Type</text:p>
            </table:table-cell>
            <table:table-cell table:style-name="Table3.A1" office:value-type="string">
              <text:p text:style-name="Table_20_Heading">Details to Request</text:p>
            </table:table-cell>
          </table:table-row>
        </table:table-header-rows>
        <table:table-row>
          <table:table-cell table:style-name="Table3.A1" office:value-type="string">
            <text:p text:style-name="Table_20_Contents">User Engagement Data</text:p>
          </table:table-cell>
          <table:table-cell table:style-name="Table3.A1" office:value-type="string">
            <text:p text:style-name="Table_20_Contents">Logs of user activity on the platform (timestamps, user IDs, actions taken, etc.)</text:p>
          </table:table-cell>
        </table:table-row>
        <table:table-row>
          <table:table-cell table:style-name="Table3.A1" office:value-type="string">
            <text:p text:style-name="Table_20_Contents">Match Data</text:p>
          </table:table-cell>
          <table:table-cell table:style-name="Table3.A1" office:value-type="string">
            <text:p text:style-name="Table_20_Contents">Records showing when and how matches occur (matched user IDs, timestamps)</text:p>
          </table:table-cell>
        </table:table-row>
        <table:table-row>
          <table:table-cell table:style-name="Table3.A1" office:value-type="string">
            <text:p text:style-name="Table_20_Contents">Campus Ambassador Data</text:p>
          </table:table-cell>
          <table:table-cell table:style-name="Table3.A1" office:value-type="string">
            <text:p text:style-name="Table_20_Contents">Activity logs, outreach efforts, event participation, ambassador IDs, regions covered</text:p>
          </table:table-cell>
        </table:table-row>
        <table:table-row>
          <table:table-cell table:style-name="Table3.A1" office:value-type="string">
            <text:p text:style-name="Table_20_Contents">Social Media Metrics</text:p>
          </table:table-cell>
          <table:table-cell table:style-name="Table3.A1" office:value-type="string">
            <text:p text:style-name="Table_20_Contents">Post counts, engagement metrics (likes, shares), campaign dates</text:p>
          </table:table-cell>
        </table:table-row>
        <table:table-row>
          <table:table-cell table:style-name="Table3.A1" office:value-type="string">
            <text:p text:style-name="Table_20_Contents">Data Format &amp; Access</text:p>
          </table:table-cell>
          <table:table-cell table:style-name="Table3.A1" office:value-type="string">
            <text:p text:style-name="Table_20_Contents">File formats, database access credentials, API endpoints</text:p>
          </table:table-cell>
        </table:table-row>
      </table:table>
      <text:p text:style-name="Horizontal_20_Line"/>
      <text:h text:style-name="Heading_20_3" text:outline-level="3">2. <text:span text:style-name="Strong_20_Emphasis">Definitions &amp; Metrics</text:span></text:h>
      <text:list text:style-name="L31">
        <text:list-item>
          <text:p text:style-name="P31">How is a “match” specifically defined?</text:p>
        </text:list-item>
        <text:list-item>
          <text:p text:style-name="P31">What engagement activities are tracked?</text:p>
        </text:list-item>
        <text:list-item>
          <text:p text:style-name="P31">How is ambassador activity quantified (events, messages, visits)?</text:p>
        </text:list-item>
        <text:list-item>
          <text:p text:style-name="P31">Are there known time frames for campaigns or spikes in engagement?</text:p>
        </text:list-item>
      </text:list>
      <text:p text:style-name="Horizontal_20_Line"/>
      <text:h text:style-name="Heading_20_3" text:outline-level="3">3. <text:span text:style-name="Strong_20_Emphasis">Business &amp; Strategic Goals</text:span></text:h>
      <text:list text:style-name="L32">
        <text:list-item>
          <text:p text:style-name="P32">What is Callisto’s current strategy for increasing matches?</text:p>
        </text:list-item>
        <text:list-item>
          <text:p text:style-name="P32">Are there particular schools or regions of focus?</text:p>
        </text:list-item>
        <text:list-item>
          <text:p text:style-name="P32">What are key performance indicators (KPIs) they want to improve?</text:p>
        </text:list-item>
      </text:list>
      <text:p text:style-name="Horizontal_20_Line"/>
      <text:h text:style-name="Heading_20_3" text:outline-level="3">4. <text:span text:style-name="Strong_20_Emphasis">Data Privacy &amp; Compliance</text:span></text:h>
      <text:list text:style-name="L33">
        <text:list-item>
          <text:p text:style-name="P33">What are the privacy policies and restrictions for handling user data?</text:p>
        </text:list-item>
        <text:list-item>
          <text:p text:style-name="P33">Any anonymization or encryption requirements?</text:p>
        </text:list-item>
        <text:list-item>
          <text:p text:style-name="P33">Approval process for data access and analysis.</text:p>
        </text:list-item>
      </text:list>
      <text:p text:style-name="Horizontal_20_Line"/>
      <text:h text:style-name="Heading_20_3" text:outline-level="3">5. <text:span text:style-name="Strong_20_Emphasis">Technical Environment</text:span></text:h>
      <text:list text:style-name="L34">
        <text:list-item>
          <text:p text:style-name="P34">Preferred tools or platforms for analysis and visualization?</text:p>
        </text:list-item>
        <text:list-item>
          <text:p text:style-name="P34"><text:soft-page-break/>Existing infrastructure for storing or processing data?</text:p>
        </text:list-item>
        <text:list-item>
          <text:p text:style-name="P34">Are there internal analysts or data engineers to collaborate with?</text:p>
        </text:list-item>
      </text:list>
      <text:p text:style-name="Horizontal_20_Line"/>
      <text:h text:style-name="Heading_20_1" text:outline-level="1">Summary: Your First Steps Checklist</text:h>
      <text:list text:style-name="L35">
        <text:list-item>
          <text:p text:style-name="P35">Schedule a kickoff meeting with Callisto mentors/stakeholders</text:p>
        </text:list-item>
        <text:list-item>
          <text:p text:style-name="P35">Collect documentation about data and platform</text:p>
        </text:list-item>
        <text:list-item>
          <text:p text:style-name="P35">Request access to relevant datasets</text:p>
        </text:list-item>
        <text:list-item>
          <text:p text:style-name="P35">Clarify definitions, KPIs, and strategic goals</text:p>
        </text:list-item>
        <text:list-item>
          <text:p text:style-name="P35">Understand privacy and compliance requirements</text:p>
        </text:list-item>
        <text:list-item>
          <text:p text:style-name="P35">Confirm project timeline and communication plan</text:p>
        </text:list-item>
      </text:list>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5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10:39:22.859031604</meta:creation-date>
    <dc:date>2025-07-31T11:01:46.469630718</dc:date>
    <meta:editing-duration>PT22M23S</meta:editing-duration>
    <meta:editing-cycles>5</meta:editing-cycles>
    <meta:generator>LibreOffice/24.2.7.2$Linux_X86_64 LibreOffice_project/420$Build-2</meta:generator>
    <meta:document-statistic meta:table-count="3" meta:image-count="0" meta:object-count="0" meta:page-count="9" meta:paragraph-count="219" meta:word-count="1423" meta:character-count="9798" meta:non-whitespace-character-count="8708"/>
  </office:meta>
</office:document-meta>
</file>